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28556e"/>
    </style:style>
    <style:style style:name="P2" style:family="paragraph" style:parent-style-name="Standard">
      <style:text-properties style:font-name="Times New Roman1" fo:font-size="24.75pt" officeooo:paragraph-rsid="0028556e" style:font-size-asian="14pt" style:font-size-complex="16pt"/>
    </style:style>
    <style:style style:name="P3" style:family="paragraph" style:parent-style-name="Standard">
      <style:text-properties style:font-name="Times New Roman1" fo:font-size="15pt" officeooo:rsid="003c1e84" officeooo:paragraph-rsid="003c1e84" style:font-size-asian="15pt" style:font-size-complex="15pt"/>
    </style:style>
    <style:style style:name="P4" style:family="paragraph" style:parent-style-name="Standard">
      <style:text-properties style:font-name="Times New Roman1" fo:font-size="15pt" officeooo:rsid="00398fc1" officeooo:paragraph-rsid="00398fc1" style:font-size-asian="15pt" style:font-size-complex="15pt"/>
    </style:style>
    <style:style style:name="P5" style:family="paragraph" style:parent-style-name="Standard">
      <style:text-properties style:font-name="Times New Roman1" fo:font-size="15pt" officeooo:paragraph-rsid="002b8360" style:font-size-asian="15pt" style:font-size-complex="15pt"/>
    </style:style>
    <style:style style:name="P6" style:family="paragraph" style:parent-style-name="Standard">
      <style:text-properties style:font-name="Times New Roman1" fo:font-size="15pt" officeooo:rsid="002edd39" officeooo:paragraph-rsid="002b8360" style:font-size-asian="15pt" style:font-size-complex="15pt"/>
    </style:style>
    <style:style style:name="P7" style:family="paragraph" style:parent-style-name="Standard">
      <style:text-properties style:font-name="Times New Roman1" fo:font-size="15pt" officeooo:paragraph-rsid="002df04f" style:font-size-asian="15pt" style:font-size-complex="15pt"/>
    </style:style>
    <style:style style:name="P8" style:family="paragraph" style:parent-style-name="Standard">
      <style:text-properties style:font-name="Times New Roman1" fo:font-size="15pt" officeooo:rsid="002df04f" officeooo:paragraph-rsid="002df04f" style:font-size-asian="15pt" style:font-size-complex="15pt"/>
    </style:style>
    <style:style style:name="P9" style:family="paragraph" style:parent-style-name="Standard">
      <style:text-properties style:font-name="Times New Roman1" fo:font-size="15pt" officeooo:paragraph-rsid="003612ba" style:font-size-asian="15pt" style:font-size-complex="15pt"/>
    </style:style>
    <style:style style:name="P10" style:family="paragraph" style:parent-style-name="Standard">
      <style:text-properties style:font-name="Times New Roman1" fo:font-size="15pt" officeooo:paragraph-rsid="00398fc1" style:font-size-asian="15pt" style:font-size-complex="15pt"/>
    </style:style>
    <style:style style:name="P11" style:family="paragraph" style:parent-style-name="Standard">
      <style:text-properties style:font-name="Times New Roman1" fo:font-size="15pt" officeooo:paragraph-rsid="003baaf1" style:font-size-asian="15pt" style:font-size-complex="15pt"/>
    </style:style>
    <style:style style:name="P12" style:family="paragraph" style:parent-style-name="Standard">
      <style:text-properties style:font-name="Times New Roman1" fo:font-size="15pt" officeooo:rsid="00384e7c" officeooo:paragraph-rsid="00384e7c" style:font-size-asian="15pt" style:font-size-complex="15pt"/>
    </style:style>
    <style:style style:name="P13" style:family="paragraph" style:parent-style-name="Standard">
      <style:text-properties style:font-name="Times New Roman1" fo:font-size="15pt" officeooo:rsid="003baaf1" officeooo:paragraph-rsid="003baaf1" style:font-size-asian="15pt" style:font-size-complex="15pt"/>
    </style:style>
    <style:style style:name="P14" style:family="paragraph" style:parent-style-name="Standard">
      <style:text-properties style:font-name="Times New Roman1" fo:font-size="19.5pt" officeooo:paragraph-rsid="002b8360" style:font-size-asian="19.5pt" style:font-size-complex="19.5pt"/>
    </style:style>
    <style:style style:name="P15" style:family="paragraph" style:parent-style-name="Standard">
      <style:text-properties style:font-name="Times New Roman1" fo:font-size="12pt" officeooo:rsid="003c1e84" officeooo:paragraph-rsid="003c1e84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style:font-name="Times New Roman1" fo:font-size="12pt" style:font-size-asian="12pt" style:font-size-complex="12pt"/>
    </style:style>
    <style:style style:name="P17" style:family="paragraph" style:parent-style-name="Standard">
      <style:text-properties style:font-name="Times New Roman1" fo:font-size="12pt" officeooo:paragraph-rsid="0034f1ab" style:font-size-asian="12pt" style:font-size-complex="12pt"/>
    </style:style>
    <style:style style:name="P18" style:family="paragraph" style:parent-style-name="Standard">
      <style:text-properties style:font-name="Times New Roman1" fo:font-size="12pt" officeooo:rsid="00398fc1" officeooo:paragraph-rsid="00398fc1" style:font-size-asian="12pt" style:font-size-complex="12pt"/>
    </style:style>
    <style:style style:name="P19" style:family="paragraph" style:parent-style-name="Standard">
      <style:text-properties style:font-name="Times New Roman1" fo:font-size="12pt" fo:font-weight="bold" officeooo:rsid="002a6a3b" officeooo:paragraph-rsid="00398fc1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d4d4d4" loext:opacity="100%" style:font-name="Times New Roman1" fo:font-size="12pt" fo:font-weight="normal" officeooo:rsid="003c1e84" officeooo:paragraph-rsid="003c1e84" fo:background-color="#1e1e1e" style:font-size-asian="12pt" style:font-size-complex="12pt"/>
    </style:style>
    <style:style style:name="P21" style:family="paragraph" style:parent-style-name="Standard">
      <style:paragraph-properties style:line-height-at-least="0.503cm"/>
      <style:text-properties fo:color="#d4d4d4" loext:opacity="100%" style:font-name="Times New Roman1" fo:font-size="12pt" fo:font-weight="normal" fo:background-color="#1e1e1e" style:font-size-asian="12pt" style:font-size-complex="12pt"/>
    </style:style>
    <style:style style:name="P22" style:family="paragraph" style:parent-style-name="Standard">
      <style:text-properties fo:color="#d4d4d4" loext:opacity="100%" style:font-name="Times New Roman1" fo:font-size="12pt" fo:font-weight="normal" officeooo:rsid="00384e7c" officeooo:paragraph-rsid="00384e7c" fo:background-color="#1e1e1e" style:font-size-asian="12pt" style:font-size-complex="12pt"/>
    </style:style>
    <style:style style:name="P23" style:family="paragraph" style:parent-style-name="Standard">
      <style:text-properties fo:color="#d4d4d4" loext:opacity="100%" style:font-name="Times New Roman1" fo:font-size="12pt" fo:font-weight="normal" officeooo:paragraph-rsid="003612ba" fo:background-color="#1e1e1e" style:font-size-asian="12pt" style:font-size-complex="12pt"/>
    </style:style>
    <style:style style:name="P24" style:family="paragraph" style:parent-style-name="Standard">
      <style:text-properties fo:color="#d4d4d4" loext:opacity="100%" style:font-name="Times New Roman1" fo:font-size="12pt" fo:font-weight="normal" officeooo:rsid="00398fc1" officeooo:paragraph-rsid="00398fc1" fo:background-color="#1e1e1e" style:font-size-asian="12pt" style:font-size-complex="12pt"/>
    </style:style>
    <style:style style:name="P25" style:family="paragraph" style:parent-style-name="Standard" style:list-style-name="L1">
      <style:text-properties style:font-name="Times New Roman1" fo:font-size="15pt" officeooo:rsid="001e1648" officeooo:paragraph-rsid="001e1648" style:font-size-asian="15pt" style:font-size-complex="15pt"/>
    </style:style>
    <style:style style:name="P26" style:family="paragraph" style:parent-style-name="Standard" style:list-style-name="L1">
      <style:text-properties style:font-name="Times New Roman1" fo:font-size="15pt" officeooo:rsid="001e1648" officeooo:paragraph-rsid="001ed7f5" style:font-size-asian="15pt" style:font-size-complex="15pt"/>
    </style:style>
    <style:style style:name="P27" style:family="paragraph" style:parent-style-name="Standard" style:list-style-name="L1">
      <style:text-properties style:font-name="Times New Roman1" fo:font-size="15pt" officeooo:rsid="00398fc1" officeooo:paragraph-rsid="00398fc1" style:font-size-asian="15pt" style:font-size-complex="15pt"/>
    </style:style>
    <style:style style:name="P28" style:family="paragraph" style:parent-style-name="Standard" style:list-style-name="L1">
      <style:text-properties style:font-name="Times New Roman1" fo:font-size="15pt" officeooo:paragraph-rsid="001ed7f5" style:font-size-asian="15pt" style:font-size-complex="15pt"/>
    </style:style>
    <style:style style:name="P29" style:family="paragraph" style:parent-style-name="Standard" style:list-style-name="L1">
      <style:text-properties style:font-name="Times New Roman1" fo:font-size="15pt" officeooo:paragraph-rsid="0028556e" style:font-size-asian="15pt" style:font-size-complex="15pt"/>
    </style:style>
    <style:style style:name="P30" style:family="paragraph" style:parent-style-name="Standard" style:list-style-name="L1">
      <style:text-properties style:font-name="Times New Roman1" fo:font-size="15pt" officeooo:paragraph-rsid="002a6a3b" style:font-size-asian="15pt" style:font-size-complex="15pt"/>
    </style:style>
    <style:style style:name="P31" style:family="paragraph" style:parent-style-name="Standard" style:list-style-name="L1">
      <style:text-properties style:font-name="Times New Roman1" fo:font-size="15pt" officeooo:paragraph-rsid="002b8360" style:font-size-asian="15pt" style:font-size-complex="15pt"/>
    </style:style>
    <style:style style:name="P32" style:family="paragraph" style:parent-style-name="Standard" style:list-style-name="L1">
      <style:text-properties style:font-name="Times New Roman1" fo:font-size="15pt" officeooo:paragraph-rsid="00449fe9" style:font-size-asian="15pt" style:font-size-complex="15pt"/>
    </style:style>
    <style:style style:name="P33" style:family="paragraph" style:parent-style-name="Standard" style:list-style-name="L1">
      <style:text-properties style:font-name="Times New Roman1" fo:font-size="15pt" officeooo:rsid="001f1499" officeooo:paragraph-rsid="00398fc1" style:font-size-asian="15pt" style:font-size-complex="15pt"/>
    </style:style>
    <style:style style:name="P34" style:family="paragraph" style:parent-style-name="Standard">
      <style:text-properties style:font-name="Times New Roman1" fo:font-size="15pt" officeooo:rsid="003c1e84" officeooo:paragraph-rsid="003c1e84" style:font-size-asian="15pt" style:font-size-complex="15pt"/>
    </style:style>
    <style:style style:name="P35" style:family="paragraph" style:parent-style-name="Standard">
      <style:text-properties style:font-name="Times New Roman1" fo:font-size="15pt" officeooo:rsid="003c1e84" officeooo:paragraph-rsid="004423d8" style:font-size-asian="15pt" style:font-size-complex="15pt"/>
    </style:style>
    <style:style style:name="P36" style:family="paragraph" style:parent-style-name="Standard">
      <style:text-properties style:font-name="Times New Roman1" fo:font-size="15pt" officeooo:rsid="003c1e84" officeooo:paragraph-rsid="00449fe9" style:font-size-asian="15pt" style:font-size-complex="15pt"/>
    </style:style>
    <style:style style:name="P37" style:family="paragraph" style:parent-style-name="Standard">
      <style:text-properties style:font-name="Times New Roman1" fo:font-size="15pt" officeooo:paragraph-rsid="00449fe9" style:font-size-asian="15pt" style:font-size-complex="15pt"/>
    </style:style>
    <style:style style:name="P38" style:family="paragraph" style:parent-style-name="Standard">
      <style:text-properties style:font-name="Times New Roman1" fo:font-size="15pt" officeooo:rsid="002df04f" officeooo:paragraph-rsid="00449fe9" style:font-size-asian="15pt" style:font-size-complex="15pt"/>
    </style:style>
    <style:style style:name="P39" style:family="paragraph" style:parent-style-name="Standard">
      <style:text-properties style:font-name="Times New Roman1" fo:font-size="15pt" officeooo:rsid="002edd39" officeooo:paragraph-rsid="00449fe9" style:font-size-asian="15pt" style:font-size-complex="15pt"/>
    </style:style>
    <style:style style:name="P40" style:family="paragraph" style:parent-style-name="Standard">
      <style:text-properties style:font-name="Times New Roman1" fo:font-size="15pt" officeooo:rsid="00449fe9" officeooo:paragraph-rsid="00449fe9" style:font-size-asian="15pt" style:font-size-complex="15pt"/>
    </style:style>
    <style:style style:name="P41" style:family="paragraph" style:parent-style-name="Standard">
      <style:text-properties fo:color="#d4d4d4" loext:opacity="100%" style:font-name="Times New Roman1" fo:font-size="12pt" fo:font-weight="normal" officeooo:rsid="003c1e84" officeooo:paragraph-rsid="003c1e84" fo:background-color="#1e1e1e" style:font-size-asian="12pt" style:font-size-complex="12pt"/>
    </style:style>
    <style:style style:name="P42" style:family="paragraph" style:parent-style-name="Standard">
      <style:paragraph-properties style:line-height-at-least="0.503cm"/>
      <style:text-properties fo:color="#d4d4d4" loext:opacity="100%" style:font-name="Times New Roman1" fo:font-size="12pt" fo:font-weight="normal" fo:background-color="#1e1e1e" style:font-size-asian="12pt" style:font-size-complex="12pt"/>
    </style:style>
    <style:style style:name="P43" style:family="paragraph" style:parent-style-name="Standard">
      <style:text-properties fo:color="#d4d4d4" loext:opacity="100%" style:font-name="Times New Roman1" fo:font-size="12pt" fo:font-weight="normal" officeooo:paragraph-rsid="003c1e84" fo:background-color="#1e1e1e"/>
    </style:style>
    <style:style style:name="P44" style:family="paragraph" style:parent-style-name="Standard">
      <style:text-properties fo:color="#d4d4d4" loext:opacity="100%" style:font-name="Times New Roman1" fo:font-size="12pt" fo:font-weight="normal" officeooo:rsid="003c1e84" officeooo:paragraph-rsid="00449fe9" fo:background-color="#1e1e1e" style:font-size-asian="12pt" style:font-size-complex="12pt"/>
    </style:style>
    <style:style style:name="P45" style:family="paragraph" style:parent-style-name="Standard">
      <style:paragraph-properties style:line-height-at-least="0.503cm"/>
      <style:text-properties fo:color="#d4d4d4" loext:opacity="100%" style:font-name="Times New Roman1" fo:font-size="12pt" fo:font-weight="normal" fo:background-color="#1e1e1e" style:font-size-asian="12pt" style:font-size-complex="12pt"/>
    </style:style>
    <style:style style:name="P46" style:family="paragraph" style:parent-style-name="Standard">
      <style:text-properties fo:color="#d4d4d4" loext:opacity="100%" style:font-name="Times New Roman1" fo:font-size="12pt" fo:font-weight="normal" officeooo:paragraph-rsid="003c1e84" fo:background-color="#1e1e1e" style:font-size-asian="12pt" style:font-size-complex="12pt"/>
    </style:style>
    <style:style style:name="P47" style:family="paragraph" style:parent-style-name="Standard">
      <style:text-properties fo:color="#d4d4d4" loext:opacity="100%" style:font-name="Times New Roman1" fo:font-size="12pt" fo:font-weight="normal" officeooo:paragraph-rsid="004aee75" fo:background-color="#1e1e1e" style:font-size-asian="12pt" style:font-size-complex="12pt"/>
    </style:style>
    <style:style style:name="P48" style:family="paragraph" style:parent-style-name="Standard">
      <style:text-properties fo:color="#d4d4d4" loext:opacity="100%" style:font-name="Times New Roman1" fo:font-size="12pt" fo:font-weight="normal" officeooo:rsid="004ce103" officeooo:paragraph-rsid="004ce103" fo:background-color="#1e1e1e" style:font-size-asian="12pt" style:font-size-complex="12pt"/>
    </style:style>
    <style:style style:name="P49" style:family="paragraph" style:parent-style-name="Standard">
      <style:text-properties style:font-name="Times New Roman1" fo:font-size="15pt" officeooo:rsid="003c1e84" officeooo:paragraph-rsid="00449fe9" style:font-size-asian="15pt" style:font-size-complex="15pt"/>
    </style:style>
    <style:style style:name="P50" style:family="paragraph" style:parent-style-name="Standard">
      <style:text-properties style:font-name="Times New Roman1" fo:font-size="15pt" officeooo:rsid="003c1e84" officeooo:paragraph-rsid="004a373c" style:font-size-asian="15pt" style:font-size-complex="15pt"/>
    </style:style>
    <style:style style:name="P51" style:family="paragraph" style:parent-style-name="Standard">
      <style:text-properties style:font-name="Times New Roman1" fo:font-size="15pt" officeooo:rsid="004aee75" officeooo:paragraph-rsid="004aee75" style:font-size-asian="15pt" style:font-size-complex="15pt"/>
    </style:style>
    <style:style style:name="P52" style:family="paragraph" style:parent-style-name="Standard">
      <style:text-properties style:font-name="Times New Roman1" fo:font-size="15pt" officeooo:rsid="004ce103" officeooo:paragraph-rsid="004ce103" style:font-size-asian="15pt" style:font-size-complex="15pt"/>
    </style:style>
    <style:style style:name="P53" style:family="paragraph" style:parent-style-name="Standard">
      <style:text-properties officeooo:paragraph-rsid="004ce103"/>
    </style:style>
    <style:style style:name="T1" style:family="text">
      <style:text-properties style:font-name="sans-serif"/>
    </style:style>
    <style:style style:name="T2" style:family="text">
      <style:text-properties style:font-name="Times New Roman1" fo:font-size="16pt" style:font-size-asian="14pt" style:font-size-complex="16pt"/>
    </style:style>
    <style:style style:name="T3" style:family="text">
      <style:text-properties style:font-name="Times New Roman1" fo:font-size="19.5pt" style:font-size-asian="14pt" style:font-size-complex="16pt"/>
    </style:style>
    <style:style style:name="T4" style:family="text">
      <style:text-properties officeooo:rsid="001f1499"/>
    </style:style>
    <style:style style:name="T5" style:family="text">
      <style:text-properties fo:color="#d4d4d4" loext:opacity="100%" fo:font-weight="normal" fo:background-color="#1e1e1e" loext:char-shading-value="0"/>
    </style:style>
    <style:style style:name="T6" style:family="text">
      <style:text-properties fo:color="#d4d4d4" loext:opacity="100%" fo:font-weight="normal" officeooo:rsid="004877da" fo:background-color="#1e1e1e" loext:char-shading-value="0"/>
    </style:style>
    <style:style style:name="T7" style:family="text">
      <style:text-properties fo:color="#d4d4d4" loext:opacity="100%" fo:font-weight="bold" officeooo:rsid="002a6a3b" fo:background-color="#1e1e1e" loext:char-shading-value="0" style:font-weight-asian="bold" style:font-weight-complex="bold"/>
    </style:style>
    <style:style style:name="T8" style:family="text">
      <style:text-properties officeooo:rsid="0028556e"/>
    </style:style>
    <style:style style:name="T9" style:family="text">
      <style:text-properties fo:font-weight="bold" officeooo:rsid="0028556e" style:font-weight-asian="bold" style:font-weight-complex="bold"/>
    </style:style>
    <style:style style:name="T10" style:family="text">
      <style:text-properties fo:font-weight="bold" officeooo:rsid="002a6a3b" style:font-weight-asian="bold" style:font-weight-complex="bold"/>
    </style:style>
    <style:style style:name="T11" style:family="text">
      <style:text-properties fo:font-weight="bold" officeooo:rsid="003a36f0" style:font-weight-asian="bold" style:font-weight-complex="bold"/>
    </style:style>
    <style:style style:name="T12" style:family="text">
      <style:text-properties officeooo:rsid="002972c5"/>
    </style:style>
    <style:style style:name="T13" style:family="text">
      <style:text-properties officeooo:rsid="002a6a3b"/>
    </style:style>
    <style:style style:name="T14" style:family="text">
      <style:text-properties officeooo:rsid="002b8360"/>
    </style:style>
    <style:style style:name="T15" style:family="text">
      <style:text-properties officeooo:rsid="002ca893"/>
    </style:style>
    <style:style style:name="T16" style:family="text">
      <style:text-properties officeooo:rsid="002df04f"/>
    </style:style>
    <style:style style:name="T17" style:family="text">
      <style:text-properties officeooo:rsid="002edd39"/>
    </style:style>
    <style:style style:name="T18" style:family="text">
      <style:text-properties officeooo:rsid="0032007f"/>
    </style:style>
    <style:style style:name="T19" style:family="text">
      <style:text-properties officeooo:rsid="0034f1ab"/>
    </style:style>
    <style:style style:name="T20" style:family="text">
      <style:text-properties officeooo:rsid="003612ba"/>
    </style:style>
    <style:style style:name="T21" style:family="text">
      <style:text-properties officeooo:rsid="00384e7c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fo:font-weight="normal" fo:background-color="#1e1e1e" loext:char-shading-value="0"/>
    </style:style>
    <style:style style:name="T24" style:family="text">
      <style:text-properties fo:color="#569cd6" loext:opacity="100%" fo:font-weight="bold" officeooo:rsid="002a6a3b" fo:background-color="#1e1e1e" loext:char-shading-value="0" style:font-weight-asian="bold" style:font-weight-complex="bold"/>
    </style:style>
    <style:style style:name="T25" style:family="text">
      <style:text-properties fo:color="#569cd6" loext:opacity="100%" officeooo:rsid="004aee75"/>
    </style:style>
    <style:style style:name="T26" style:family="text">
      <style:text-properties fo:color="#b5cea8" loext:opacity="100%"/>
    </style:style>
    <style:style style:name="T27" style:family="text">
      <style:text-properties fo:color="#b5cea8" loext:opacity="100%" fo:font-weight="normal" fo:background-color="#1e1e1e" loext:char-shading-value="0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fo:font-weight="normal" fo:background-color="#1e1e1e" loext:char-shading-value="0"/>
    </style:style>
    <style:style style:name="T30" style:family="text">
      <style:text-properties officeooo:rsid="00398fc1"/>
    </style:style>
    <style:style style:name="T31" style:family="text">
      <style:text-properties fo:color="#ce9178" loext:opacity="100%"/>
    </style:style>
    <style:style style:name="T32" style:family="text">
      <style:text-properties fo:color="#ce9178" loext:opacity="100%" fo:font-weight="normal" fo:background-color="#1e1e1e" loext:char-shading-value="0"/>
    </style:style>
    <style:style style:name="T33" style:family="text">
      <style:text-properties officeooo:rsid="003baaf1"/>
    </style:style>
    <style:style style:name="T34" style:family="text">
      <style:text-properties officeooo:rsid="003dc9ea"/>
    </style:style>
    <style:style style:name="T35" style:family="text">
      <style:text-properties officeooo:rsid="0040541e"/>
    </style:style>
    <style:style style:name="T36" style:family="text">
      <style:text-properties officeooo:rsid="0040eca8"/>
    </style:style>
    <style:style style:name="T37" style:family="text">
      <style:text-properties officeooo:rsid="001e1648"/>
    </style:style>
    <style:style style:name="T38" style:family="text">
      <style:text-properties officeooo:rsid="001ed7f5"/>
    </style:style>
    <style:style style:name="T39" style:family="text">
      <style:text-properties officeooo:rsid="00236bf2"/>
    </style:style>
    <style:style style:name="T40" style:family="text">
      <style:text-properties officeooo:rsid="00410915"/>
    </style:style>
    <style:style style:name="T41" style:family="text">
      <style:text-properties officeooo:rsid="004423d8"/>
    </style:style>
    <style:style style:name="T42" style:family="text">
      <style:text-properties officeooo:rsid="003fbbef"/>
    </style:style>
    <style:style style:name="T43" style:family="text">
      <style:text-properties fo:font-weight="normal" officeooo:rsid="002a6a3b" style:font-weight-asian="normal" style:font-weight-complex="normal"/>
    </style:style>
    <style:style style:name="T44" style:family="text">
      <style:text-properties officeooo:rsid="00449fe9"/>
    </style:style>
    <style:style style:name="T45" style:family="text">
      <style:text-properties officeooo:rsid="0045e722"/>
    </style:style>
    <style:style style:name="T46" style:family="text">
      <style:text-properties officeooo:rsid="00468660"/>
    </style:style>
    <style:style style:name="T47" style:family="text">
      <style:text-properties style:font-size-asian="12pt" style:font-size-complex="12pt"/>
    </style:style>
    <style:style style:name="T48" style:family="text">
      <style:text-properties style:font-name="Times New Roman1" fo:font-size="15pt" officeooo:rsid="004ce103" style:font-size-asian="15pt" style:font-size-complex="15pt"/>
    </style:style>
    <style:style style:name="T49" style:family="text">
      <style:text-properties officeooo:rsid="004877da"/>
    </style:style>
    <style:style style:name="T50" style:family="text">
      <style:text-properties officeooo:rsid="004a373c"/>
    </style:style>
    <style:style style:name="T51" style:family="text">
      <style:text-properties officeooo:rsid="004aee75"/>
    </style:style>
    <style:style style:name="T52" style:family="text">
      <style:text-properties officeooo:rsid="004c3986"/>
    </style:style>
    <style:style style:name="T53" style:family="text">
      <style:text-properties officeooo:rsid="004ce103"/>
    </style:style>
    <style:style style:name="T54" style:family="text">
      <style:text-properties fo:font-variant="normal" fo:text-transform="none" fo:color="#cccccc" loext:opacity="100%" style:font-name="apple-system" fo:font-size="9.7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 - Liste de tâches à réaliser</text:p>
      <text:p text:style-name="P1"><text:span text:style-name="T2"><text:line-break/></text:span><text:span text:style-name="T3">V.1 - Analyse et correction de la base de données</text:span></text:p>
      <text:list xml:id="list1774485057" text:style-name="L1">
        <text:list-item>
          <text:p text:style-name="P25">Chargement de la base biblio a été fait.</text:p>
          <text:p text:style-name="P27">La requête :</text:p>
        </text:list-item>
      </text:list>
      <text:p text:style-name="P24"><text:span text:style-name="T22">create</text:span> <text:span text:style-name="T22">database</text:span> biblio;</text:p>
      <text:p text:style-name="P18"><text:span text:style-name="T23">use</text:span><text:span text:style-name="T5"> biblio;</text:span></text:p>
      <text:p text:style-name="P4"/>
      <text:list xml:id="list224232741515895" text:continue-numbering="true" text:style-name="L1">
        <text:list-item>
          <text:p text:style-name="P26">Correction des erreurs : </text:p>
          <text:p text:style-name="P28"><text:span text:style-name="T37">- </text:span><text:span text:style-name="T38">au moment de la création de table ‘livres’ qu’il y a du problème, erreur d’ouvrir la table référencée ‘œuvres’ car la table n’est encore crée en avant. Ce qui donne que la table <text:s/>‘œuvres’ doit être créer avant la table ‘livres’ en changeant leur</text:span><text:span text:style-name="T39">s</text:span><text:span text:style-name="T38"> place</text:span><text:span text:style-name="T39">s</text:span><text:span text:style-name="T38">.</text:span></text:p>
          <text:p text:style-name="P28"><text:span text:style-name="T38">- </text:span><text:span text:style-name="T4">la création de la table ‘emprunter’ <text:s/>a échoué car la clé étrangère NA référencée ‘adhérents’ est crée après la table ‘emprunter’ et ça provoque l’erreur de référencement. En changeant l’ordre de la création, l’erreur est réglé.</text:span></text:p>
          <text:p text:style-name="P33">La requête :</text:p>
          <text:p text:style-name="P33"/>
        </text:list-item>
        <text:list-item>
          <text:p text:style-name="P29"><text:span text:style-name="T4">I</text:span><text:span text:style-name="T8">l y a 33 tuples obtenu </text:span>dans la table résultat de la requête juste après exécution du script de création des tables et des tuples <text:span text:style-name="T8">car la formule se présente comme </text:span><text:span text:style-name="T9">emprunter.NL = </text:span><text:span text:style-name="T11">livres</text:span><text:span text:style-name="T9">.NL et emprunter.NA = adherents.NA</text:span><text:span text:style-name="T8">.</text:span></text:p>
          <text:p text:style-name="P27">La requête :</text:p>
        </text:list-item>
      </text:list>
      <text:p text:style-name="P24"><text:span text:style-name="T22">SELECT</text:span> * <text:span text:style-name="T22">FROM</text:span> emprunter <text:span text:style-name="T22">as</text:span> E, livres <text:span text:style-name="T22">as</text:span> L, adherents <text:span text:style-name="T22">as</text:span> A</text:p>
      <text:p text:style-name="P16"><text:span text:style-name="T23">WHERE</text:span><text:span text:style-name="T5"> E.NL = L.NL </text:span><text:span text:style-name="T23">AND</text:span><text:span text:style-name="T5"> E.NA = A.NA;</text:span></text:p>
      <text:p text:style-name="P4"/>
      <text:list xml:id="list224233175908865" text:continue-numbering="true" text:style-name="L1">
        <text:list-item>
          <text:p text:style-name="P29"><text:span text:style-name="T4">I</text:span><text:span text:style-name="T8">l y a 8 </text:span>d’attributs dans la table résultat de la requête précédente.</text:p>
          <text:p text:style-name="P27"/>
        </text:list-item>
        <text:list-item>
          <text:p text:style-name="P29">la clé primaire de la table résultat de la requête précédente <text:span text:style-name="T12">est NL.</text:span></text:p>
          <text:p text:style-name="P27"/>
        </text:list-item>
        <text:list-item>
          <text:p text:style-name="P32"><text:span text:style-name="T13">Il y a 500 </text:span><text:span text:style-name="T12">de tuples dans la table résultat de la requête juste après exécution du script de création des tables et des tuples </text:span><text:span text:style-name="T8">car la formule se présente comme </text:span><text:span text:style-name="T9">emprunter, </text:span><text:span text:style-name="T10">livres, œuvres.</text:span></text:p>
          <text:p text:style-name="P32"><text:span text:style-name="T43">La requête :</text:span></text:p>
        </text:list-item>
      </text:list>
      <text:p text:style-name="P18"><text:span text:style-name="T24">SELECT</text:span><text:span text:style-name="T7"> * </text:span><text:span text:style-name="T24">FROM</text:span><text:span text:style-name="T7"> emprunter </text:span><text:span text:style-name="T24">as</text:span><text:span text:style-name="T7"> E, livres </text:span><text:span text:style-name="T24">as</text:span><text:span text:style-name="T7"> L, oeuvres </text:span><text:span text:style-name="T24">as</text:span><text:span text:style-name="T7"> O;</text:span></text:p>
      <text:p text:style-name="P19"/>
      <text:list xml:id="list224231684821840" text:continue-numbering="true" text:style-name="L1">
        <text:list-item>
          <text:p text:style-name="P30"><text:span text:style-name="T13">Il y a 13 </text:span>d’attributs dans la table résultat de la requête précédente.</text:p>
          <text:p text:style-name="P27"/>
        </text:list-item>
        <text:list-item>
          <text:p text:style-name="P31">la clé primaire de la table résultat de la requête précédente <text:span text:style-name="T12">est </text:span><text:span text:style-name="T14">NL.</text:span></text:p>
        </text:list-item>
      </text:list>
      <text:p text:style-name="P5"/>
      <text:p text:style-name="P14"><text:soft-page-break/>V.2 - Interactions avec la base de données</text:p>
      <text:p text:style-name="P5"><text:span text:style-name="T15">9. <text:s/>L</text:span>es livres actuellement empruntés <text:span text:style-name="T14">sont </text:span><text:span text:style-name="T15">:</text:span></text:p>
      <text:p text:style-name="P5"><text:span text:style-name="T15">- </text:span><text:span text:style-name="T17">Narcisse et Goldmund</text:span></text:p>
      <text:p text:style-name="P6">- B’r’nice</text:p>
      <text:p text:style-name="P6">- Prol’gomones toute métaphysique future</text:p>
      <text:p text:style-name="P6">- Mon coeur mis nu</text:p>
      <text:p text:style-name="P6">- Voyage au bout de la nuit</text:p>
      <text:p text:style-name="P6">- Les possédés</text:p>
      <text:p text:style-name="P6">- Alcibiade</text:p>
      <text:p text:style-name="P6">- Monsieur Test</text:p>
      <text:p text:style-name="P6">- Lettres de Gourgounel</text:p>
      <text:p text:style-name="P6">- Lettres un jeune poète</text:p>
      <text:p text:style-name="P6">- Logique sans peine</text:p>
      <text:p text:style-name="P6">- Sur le rêve</text:p>
      <text:p text:style-name="P6">- Penser la logique</text:p>
      <text:p text:style-name="P6">- Au coeur de ténèbre</text:p>
      <text:p text:style-name="P39">- Jan Karski</text:p>
      <text:p text:style-name="P39"><text:span text:style-name="T30">La requête :</text:span></text:p>
      <text:p text:style-name="P24"><text:span text:style-name="T22">SELECT</text:span> titre <text:span text:style-name="T22">FROM</text:span> adherents <text:span text:style-name="T22">as</text:span> A, emprunter <text:span text:style-name="T22">as</text:span> E, livres <text:span text:style-name="T22">as</text:span> L, oeuvres <text:span text:style-name="T22">as</text:span> O</text:p>
      <text:p text:style-name="P16"><text:span text:style-name="T23">WHERE</text:span><text:span text:style-name="T5"> A.NA = E.NA </text:span><text:span text:style-name="T23">AND</text:span><text:span text:style-name="T5"> E.NL = L.NL </text:span><text:span text:style-name="T23">AND</text:span><text:span text:style-name="T5"> L.NO = O.NO;</text:span></text:p>
      <text:p text:style-name="P18"/>
      <text:p text:style-name="P7"><text:span text:style-name="T15">10. <text:s/>L</text:span>es livres empruntés par Jeannette Lecoeur <text:span text:style-name="T15">sont :</text:span></text:p>
      <text:p text:style-name="P7"><text:span text:style-name="T15">- </text:span><text:span text:style-name="T16">Narcisse et Goldmund</text:span></text:p>
      <text:p text:style-name="P8">- Sur le rêve</text:p>
      <text:p text:style-name="P38">- Penser la logique</text:p>
      <text:p text:style-name="P38"><text:span text:style-name="T30">La requête :</text:span></text:p>
      <text:p text:style-name="P24"><text:span text:style-name="T22">SELECT</text:span> titre <text:span text:style-name="T22">FROM</text:span> adherents <text:span text:style-name="T22">as</text:span> A, emprunter <text:span text:style-name="T22">as</text:span> E, livres <text:span text:style-name="T22">as</text:span> L, oeuvres <text:span text:style-name="T22">as</text:span> O</text:p>
      <text:p text:style-name="P16"><text:span text:style-name="T23">WHERE</text:span><text:span text:style-name="T5"> A.NA = </text:span><text:span text:style-name="T32">"1"</text:span><text:span text:style-name="T5"> </text:span><text:span text:style-name="T23">AND</text:span><text:span text:style-name="T5"> E.NA = </text:span><text:span text:style-name="T32">"1"</text:span><text:span text:style-name="T5"> </text:span><text:span text:style-name="T23">AND</text:span><text:span text:style-name="T5"> E.NL = L.NL </text:span><text:span text:style-name="T23">AND</text:span><text:span text:style-name="T5"> O.NO = L.NO;</text:span></text:p>
      <text:p text:style-name="P7"/>
      <text:p text:style-name="P37"><text:span text:style-name="T16">11. <text:s/></text:span><text:span text:style-name="T18">Il n’y a pas d</text:span>es livres empruntés en septembre 2009.</text:p>
      <text:p text:style-name="P37"><text:span text:style-name="T30">La requête :</text:span></text:p>
      <text:p text:style-name="P24"><text:span text:style-name="T22">SELECT</text:span> * <text:span text:style-name="T22">FROM</text:span> emprunter <text:span text:style-name="T22">as</text:span> E, livres <text:span text:style-name="T22">as</text:span> L, oeuvres <text:span text:style-name="T22">as</text:span> O</text:p>
      <text:p text:style-name="P16"><text:span text:style-name="T23">WHERE</text:span><text:span text:style-name="T5"> E.NL = L.NL </text:span><text:span text:style-name="T23">AND</text:span><text:span text:style-name="T5"> L.NO = O.NO </text:span><text:span text:style-name="T23">AND</text:span><text:span text:style-name="T5"> E.dateEmp &gt;= </text:span><text:span text:style-name="T32">"2022-09-01"</text:span><text:span text:style-name="T5"> </text:span><text:span text:style-name="T23">AND</text:span><text:span text:style-name="T5"> E.dateEmp &lt;= </text:span><text:span text:style-name="T32">"2009-09-30"</text:span><text:span text:style-name="T5">;</text:span></text:p>
      <text:p text:style-name="P4"/>
      <text:p text:style-name="P37"><text:span text:style-name="T18">12. <text:s/></text:span><text:span text:style-name="T49">L’</text:span>adhérent qui <text:span text:style-name="T49">a</text:span> emprunté un livre de Fedor Dostoievski <text:span text:style-name="T49">est Yvan Dupont</text:span>.</text:p>
      <text:p text:style-name="P37"><text:span text:style-name="T30">La requête :</text:span></text:p>
      <text:p text:style-name="P24"><text:span text:style-name="T22">SELECT</text:span> nom, prenom <text:span text:style-name="T22">FROM</text:span> adherents <text:span text:style-name="T22">as</text:span> A, emprunter <text:span text:style-name="T22">as</text:span> E, livres <text:span text:style-name="T22">as</text:span> L, oeuvres <text:span text:style-name="T22">as</text:span> O</text:p>
      <text:p text:style-name="P16"><text:span text:style-name="T23">WHERE</text:span><text:span text:style-name="T5"> A.NA = E.NA </text:span><text:span text:style-name="T23">AND</text:span><text:span text:style-name="T5"> E.N</text:span><text:span text:style-name="T6">L</text:span><text:span text:style-name="T5"> = L.NL </text:span><text:span text:style-name="T23">AND</text:span><text:span text:style-name="T5"> L.NO = O.NO </text:span><text:span text:style-name="T23">AND</text:span><text:span text:style-name="T5"> O.titre = </text:span><text:span text:style-name="T32">"Les possédés"</text:span><text:span text:style-name="T5">;</text:span></text:p>
      <text:p text:style-name="P4"/>
      <text:p text:style-name="P37"><text:span text:style-name="T19">13. <text:s/></text:span>Un nouvel adhérent <text:span text:style-name="T19">a été enregistré dans la base de donnée</text:span> : Olivier DUPOND, 76, quai de la Loire, 75019 Paris, téléphone : 0102030405.</text:p>
      <text:p text:style-name="P37"><text:span text:style-name="T30">La requête :</text:span></text:p>
      <text:p text:style-name="P24"><text:span text:style-name="T22">INSERT</text:span> <text:span text:style-name="T22">INTO</text:span> adherents <text:span text:style-name="T22">VALUES</text:span></text:p>
      <text:p text:style-name="P16"><text:soft-page-break/><text:span text:style-name="T5">(</text:span><text:span text:style-name="T27">31</text:span><text:span text:style-name="T5">, </text:span><text:span text:style-name="T32">"Olivier"</text:span><text:span text:style-name="T5">, </text:span><text:span text:style-name="T32">"DUPONT"</text:span><text:span text:style-name="T5">, </text:span><text:span text:style-name="T32">"76 quai de la Loire 75019"</text:span><text:span text:style-name="T5">, </text:span><text:span text:style-name="T32">"0102030405"</text:span><text:span text:style-name="T5">);</text:span></text:p>
      <text:p text:style-name="P17"/>
      <text:p text:style-name="P37"><text:span text:style-name="T20">14. <text:s/></text:span>Martine CROZIER vient d’emprunter « Au coeur des ténèbres » que vous venez d’ajouter et « Le rouge et le noir » chez Hachette, livre n°23. <text:span text:style-name="T21">L</text:span>es mises à jour de la BD <text:span text:style-name="T21">ont été fait</text:span>.</text:p>
      <text:p text:style-name="P37"><text:span text:style-name="T30">La requête :</text:span></text:p>
      <text:p text:style-name="P24"><text:span text:style-name="T22">INSERT</text:span> <text:span text:style-name="T22">INTO</text:span> emprunter <text:span text:style-name="T22">VALUES</text:span></text:p>
      <text:p text:style-name="P21">(<text:span text:style-name="T26">23</text:span>, from_days(to_days(<text:span text:style-name="T28">current_date</text:span>)), <text:span text:style-name="T26">14</text:span>, <text:span text:style-name="T22">NULL</text:span>, <text:span text:style-name="T26">7</text:span>),</text:p>
      <text:p text:style-name="P16"><text:span text:style-name="T5">(</text:span><text:span text:style-name="T27">31</text:span><text:span text:style-name="T5">, from_days(to_days(</text:span><text:span text:style-name="T29">current_date</text:span><text:span text:style-name="T5">)), </text:span><text:span text:style-name="T27">14</text:span><text:span text:style-name="T5">, </text:span><text:span text:style-name="T23">NULL</text:span><text:span text:style-name="T5">, </text:span><text:span text:style-name="T27">7</text:span><text:span text:style-name="T5">);</text:span></text:p>
      <text:p text:style-name="P9"/>
      <text:p text:style-name="P10">15. M. Cyril FREDERIC ramène les livres qu’il a empruntés. <text:span text:style-name="T21">L</text:span>a mise <text:span text:style-name="T21">à jour de la BD</text:span> <text:span text:style-name="T21">a été fait</text:span>.</text:p>
      <text:p text:style-name="P4">La requête :</text:p>
      <text:p text:style-name="P23"><text:span text:style-name="T22">UPDATE</text:span> emprunter <text:span text:style-name="T22">SET</text:span> emprunter.dateRet = <text:span text:style-name="T31">"2022-06-28"</text:span></text:p>
      <text:p text:style-name="P16"><text:span text:style-name="T23">WHERE</text:span><text:span text:style-name="T5"> emprunter.NA = </text:span><text:span text:style-name="T32">"28"</text:span><text:span text:style-name="T5">;</text:span></text:p>
      <text:p text:style-name="P9"/>
      <text:p text:style-name="P11">16. M. Cyril FREDERIC essaye d’emprunter le livre n°23. <text:span text:style-name="T30">Ici je constate qu’il y a une duplication d’entrée car Martine CROZIER </text:span><text:span text:style-name="T33">a</text:span><text:span text:style-name="T30"> </text:span><text:span text:style-name="T33">déjà</text:span><text:span text:style-name="T30"> emprunté le livre dans la même journée ce qui rend l’emprunt impossible.</text:span></text:p>
      <text:p text:style-name="P10"><text:span text:style-name="T30">La requête :</text:span></text:p>
      <text:p text:style-name="P22"><text:span text:style-name="T22">INSERT</text:span> <text:span text:style-name="T22">INTO</text:span> emprunter <text:span text:style-name="T22">VALUES</text:span></text:p>
      <text:p text:style-name="P21">(<text:span text:style-name="T26">23</text:span>, from_days(to_days(<text:span text:style-name="T28">current_date</text:span>)), <text:span text:style-name="T26">14</text:span>, <text:span text:style-name="T22">NULL</text:span>, <text:span text:style-name="T26">28</text:span>);</text:p>
      <text:p text:style-name="P12"/>
      <text:p text:style-name="P13">17. M. Cyril FREDERIC essaye d’emprunter le livre n°29. <text:s/>Ici je constate que l’emprunt a été bien effectué car la durée Maximum de 14 jours pour l’ancien emprunt a été dépassé et cela rend la possibiité de pouvoir emprunter le livre n°29 pour autre adhérent.</text:p>
      <text:p text:style-name="P3">La requête :</text:p>
      <text:p text:style-name="P20"><text:span text:style-name="T22">INSERT</text:span> <text:span text:style-name="T22">INTO</text:span> emprunter <text:span text:style-name="T22">VALUES</text:span></text:p>
      <text:p text:style-name="P21">(<text:span text:style-name="T26">29</text:span>, from_days(to_days(<text:span text:style-name="T28">current_date</text:span>)), <text:span text:style-name="T26">14</text:span>, <text:span text:style-name="T22">NULL</text:span>, <text:span text:style-name="T26">28</text:span>);</text:p>
      <text:p text:style-name="P3"/>
      <text:p text:style-name="P3">18. Le ou les auteurs du titre « Voyage au bout de la nuit » est Louis -Ferdinand CELINE.</text:p>
      <text:p text:style-name="P3">La requête :</text:p>
      <text:p text:style-name="P20"><text:span text:style-name="T22">SELECT</text:span> auteur <text:span text:style-name="T22">FROM</text:span> oeuvres <text:span text:style-name="T22">as</text:span> O</text:p>
      <text:p text:style-name="P21"><text:span text:style-name="T22">WHERE</text:span> O.titre = <text:span text:style-name="T31">"Voyage au bout de la nuit"</text:span>;</text:p>
      <text:p text:style-name="P3"/>
      <text:p text:style-name="P3">19. Le ou les éditeurs du titre « Narcisse et Goldmund » est <text:span text:style-name="T46">GF</text:span>.</text:p>
      <text:p text:style-name="P3">La requête :</text:p>
      <text:p text:style-name="P46"><text:span text:style-name="T22">SELECT</text:span> editeur <text:span text:style-name="T22">FROM</text:span> oeuvres, livres</text:p>
      <text:p text:style-name="P21"><text:span text:style-name="T22">WHERE</text:span> livres.NO = oeuvres.NO <text:span text:style-name="T22">AND</text:span> oeuvres.titre = <text:span text:style-name="T31">"Narcisse et Goldmund"</text:span>;</text:p>
      <text:p text:style-name="P43"><text:span text:style-name="T47"/></text:p>
      <text:p text:style-name="P3"/>
      <text:p text:style-name="P3">20. Les adhérents actuellement en retard sont :</text:p>
      <text:p text:style-name="P3">- <text:span text:style-name="T34">Cécile Rihour</text:span></text:p>
      <text:p text:style-name="P35"><text:soft-page-break/>- <text:span text:style-name="T34">Sylvain Cornu</text:span></text:p>
      <text:p text:style-name="P35"><text:span text:style-name="T42">La requête :</text:span></text:p>
      <text:p text:style-name="P20"><text:span text:style-name="T22">SELECT</text:span> nom, prenom, adr, tel <text:span text:style-name="T22">FROM</text:span> adherents <text:span text:style-name="T22">as</text:span> A, emprunter <text:span text:style-name="T22">as</text:span> E</text:p>
      <text:p text:style-name="P21"><text:span text:style-name="T22">WHERE</text:span> A.NA = E.NA <text:span text:style-name="T22">AND</text:span> ((E.dateEmp)+<text:span text:style-name="T26">14</text:span>) &lt; <text:span text:style-name="T28">CURRENT_DATE</text:span>() <text:span text:style-name="T22">AND</text:span> E.dateRet <text:span text:style-name="T22">IS</text:span> <text:span text:style-name="T22">NULL</text:span>;</text:p>
      <text:p text:style-name="P15"/>
      <text:p text:style-name="P3">21. <text:span text:style-name="T35">L</text:span>es livres actuellement en retard <text:span text:style-name="T35">sont</text:span> :</text:p>
      <text:p text:style-name="P3">- <text:span text:style-name="T36">Lettre &amp; un jeune poète</text:span><text:span text:style-name="T40">(</text:span><text:span text:style-name="T36">écrit par Rainer Maria RILKE en 1929, Lettre</text:span><text:span text:style-name="T40">)</text:span></text:p>
      <text:p text:style-name="P3">- <text:span text:style-name="T36">Narcisse et Goldmund </text:span><text:span text:style-name="T40">(</text:span><text:span text:style-name="T36">écrit par Hermann HESSE en 1930, Roman</text:span><text:span text:style-name="T40">)</text:span></text:p>
      <text:p text:style-name="P3"><text:span text:style-name="T35">La requête :</text:span></text:p>
      <text:p text:style-name="P20"><text:span text:style-name="T22">SELECT</text:span> titre, auteur, annee, genre <text:span text:style-name="T22">FROM</text:span> adherents <text:span text:style-name="T22">as</text:span> A, emprunter <text:span text:style-name="T22">as</text:span> E, livres <text:span text:style-name="T22">as</text:span> L, oeuvres <text:span text:style-name="T22">as</text:span> O</text:p>
      <text:p text:style-name="P21"><text:span text:style-name="T22">WHERE</text:span> A.NA = E.NA <text:span text:style-name="T22">AND</text:span> E.NL = L.NL <text:span text:style-name="T22">AND</text:span> L.NO = O.NO <text:span text:style-name="T22">AND</text:span> ((E.dateEmp)+<text:span text:style-name="T26">14</text:span>) &lt; <text:span text:style-name="T28">CURRENT_DATE</text:span>() <text:span text:style-name="T22">AND</text:span> E.dateRet <text:span text:style-name="T22">IS</text:span> <text:span text:style-name="T22">NULL</text:span>;</text:p>
      <text:p text:style-name="P3"/>
      <text:p text:style-name="P3">22. <text:span text:style-name="T41">L</text:span>es adhérents en retard avec le nombre de livre en retard et la<text:line-break/>moyenne du nombre de jour de retard <text:span text:style-name="T41">sont :</text:span></text:p>
      <text:p text:style-name="P35">- <text:span text:style-name="T34">Cécile Rihour </text:span><text:span text:style-name="T44">avec 1 livre en retard</text:span></text:p>
      <text:p text:style-name="P35"><text:span text:style-name="T34">- Sylvain Cornu </text:span><text:span text:style-name="T44">avec 1 livre en retard</text:span></text:p>
      <text:p text:style-name="P40">La requête :</text:p>
      <text:p text:style-name="P44"><text:span text:style-name="T22">SELECT</text:span> nom, prenom, adr, tel, titre, auteur, annee, genre, dateEmp, dureeMax, dateRet</text:p>
      <text:p text:style-name="P21"><text:span text:style-name="T22">FROM</text:span> adherents <text:span text:style-name="T22">as</text:span> A, emprunter <text:span text:style-name="T22">as</text:span> E, livres <text:span text:style-name="T22">as</text:span> L, oeuvres <text:span text:style-name="T22">as</text:span> O</text:p>
      <text:p text:style-name="P21"><text:span text:style-name="T22">WHERE</text:span> A.NA = E.NA <text:span text:style-name="T22">AND</text:span> E.NL = L.NL <text:span text:style-name="T22">AND</text:span> L.NO = O.NO <text:span text:style-name="T22">AND</text:span> ((E.dateEmp)+<text:span text:style-name="T26">14</text:span>) &lt; <text:span text:style-name="T28">CURRENT_DATE</text:span>() <text:span text:style-name="T22">AND</text:span> E.dateRet <text:span text:style-name="T22">IS</text:span> <text:span text:style-name="T22">NULL</text:span>;</text:p>
      <text:p text:style-name="P36"/>
      <text:p text:style-name="P36">23. Nombre de livres empruntées par auteur <text:span text:style-name="T45">sont :</text:span></text:p>
      <text:p text:style-name="P36">- <text:span text:style-name="T50">Hermann HESSE, </text:span><text:span text:style-name="T52">1</text:span><text:span text:style-name="T50"> livre emprunté</text:span></text:p>
      <text:p text:style-name="P36"><text:span text:style-name="T52">- </text:span><text:span text:style-name="T50">Jean RACINE, </text:span><text:span text:style-name="T52">1</text:span><text:span text:style-name="T50"> livre emprunté</text:span></text:p>
      <text:p text:style-name="P36">- <text:span text:style-name="T50">Emmanuel KANT, 1 livre emprunté</text:span></text:p>
      <text:p text:style-name="P36">- <text:span text:style-name="T50">Charles BAUDELAIRE, </text:span><text:span text:style-name="T52">1</text:span><text:span text:style-name="T50"> livre emprunté</text:span></text:p>
      <text:p text:style-name="P36">- <text:span text:style-name="T50">Louis-Ferdinand CELINE, </text:span><text:span text:style-name="T52">1</text:span><text:span text:style-name="T50"> livre emprunté</text:span></text:p>
      <text:p text:style-name="P36">- <text:span text:style-name="T50">Fedor DOSTOIEVSKI, 1 livre empruntés</text:span></text:p>
      <text:p text:style-name="P36">- <text:span text:style-name="T50">STENDHAL, </text:span><text:span text:style-name="T52">1</text:span><text:span text:style-name="T50"> livre emprunté</text:span></text:p>
      <text:p text:style-name="P50">- <text:span text:style-name="T50">Jacqueline de ROMILLY, </text:span><text:span text:style-name="T52">1</text:span><text:span text:style-name="T50"> livre emprunté</text:span></text:p>
      <text:p text:style-name="P50"><text:span text:style-name="T50">- Paul VALERY, 1 livre emprunté</text:span></text:p>
      <text:p text:style-name="P50"><text:span text:style-name="T50">- Kenneth WHITE, </text:span><text:span text:style-name="T52">1</text:span><text:span text:style-name="T50"> livre emprunté</text:span></text:p>
      <text:p text:style-name="P50"><text:span text:style-name="T50">- Rainer Maria RILKE, </text:span><text:span text:style-name="T52">1</text:span><text:span text:style-name="T50"> livre emprunté</text:span></text:p>
      <text:p text:style-name="P50">- <text:span text:style-name="T50">Lewis CAROLL, </text:span><text:span text:style-name="T53">1</text:span><text:span text:style-name="T50"> livre emprunté</text:span></text:p>
      <text:p text:style-name="P50">- <text:span text:style-name="T50">Sigmund FREUD, </text:span><text:span text:style-name="T52">1</text:span><text:span text:style-name="T50"> livre emprunté</text:span></text:p>
      <text:p text:style-name="P50">- <text:span text:style-name="T50">Gottlob FREGE, 1 livre emprunté</text:span></text:p>
      <text:p text:style-name="P50">- <text:span text:style-name="T51">Gilbert HOTTOIS, 1 livre emprunté</text:span></text:p>
      <text:p text:style-name="P50">- <text:span text:style-name="T51">Joseph CONRAD, 1 livre emprunté</text:span></text:p>
      <text:p text:style-name="P50">- <text:span text:style-name="T51">Yannick HAENEL, 1 livre emprunté</text:span></text:p>
      <text:p text:style-name="P51">La requête :</text:p>
      <text:p text:style-name="P47"><text:span text:style-name="T22">SELECT</text:span> titre, auteur <text:span text:style-name="T22">FROM</text:span> emprunter, livres, oeuvres</text:p>
      <text:p text:style-name="P21"><text:span text:style-name="T22">WHERE</text:span> emprunter.NL = livres.NL <text:span text:style-name="T22">AND</text:span> livres.NO = oeuvres.NO;</text:p>
      <text:p text:style-name="P51"><text:soft-page-break/></text:p>
      <text:p text:style-name="P51">24. Nombre de livres empruntés par éditeur :</text:p>
      <text:p text:style-name="P51">- GF, <text:span text:style-name="T52">4</text:span> livres empruntés</text:p>
      <text:p text:style-name="P51">- FOLIO, <text:span text:style-name="T52">8</text:span> livre<text:span text:style-name="T52">s</text:span> emprunté<text:span text:style-name="T52">s</text:span></text:p>
      <text:p text:style-name="P51">- HACHETTE, <text:span text:style-name="T52">7</text:span> livre emprunté</text:p>
      <text:p text:style-name="P51">- <text:span text:style-name="T52">GALLIMARD, 1 livre emprunté</text:span></text:p>
      <text:p text:style-name="P52">La requête :</text:p>
      <text:p text:style-name="P48"><text:span text:style-name="T22">SELECT</text:span> titre, editeur <text:span text:style-name="T22">FROM</text:span> emprunter, livres, oeuvres</text:p>
      <text:p text:style-name="P21"><text:span text:style-name="T22">WHERE</text:span> emprunter.NL = livres.NL <text:span text:style-name="T22">AND</text:span> livres.NO = oeuvres.NO;</text:p>
      <text:p text:style-name="P53"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'Courier New', monospac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08:52:42.242000000</meta:creation-date>
    <dc:date>2022-06-28T22:42:31.031000000</dc:date>
    <meta:editing-duration>PT1H40M39S</meta:editing-duration>
    <meta:editing-cycles>6</meta:editing-cycles>
    <meta:generator>LibreOffice/7.3.0.3$Windows_X86_64 LibreOffice_project/0f246aa12d0eee4a0f7adcefbf7c878fc2238db3</meta:generator>
    <meta:document-statistic meta:table-count="0" meta:image-count="0" meta:object-count="0" meta:page-count="5" meta:paragraph-count="133" meta:word-count="1223" meta:character-count="6680" meta:non-whitespace-character-count="5587"/>
  </office:meta>
</office:document-meta>
</file>